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0000" draw:fill-image-width="0cm" draw:fill-image-height="0cm" draw:textarea-horizontal-align="center" draw:textarea-vertical-align="middle"/>
    </style:style>
    <style:style style:name="gr2" style:family="graphic" style:parent-style-name="standard">
      <style:graphic-properties draw:fill-color="#ff8d00" draw:textarea-horizontal-align="center" draw:textarea-vertical-align="middle"/>
    </style:style>
    <style:style style:name="gr3" style:family="graphic" style:parent-style-name="standard">
      <style:graphic-properties draw:fill-color="#ffff00" draw:textarea-horizontal-align="center" draw:textarea-vertical-align="middle"/>
    </style:style>
    <style:style style:name="gr4" style:family="graphic" style:parent-style-name="standard">
      <style:graphic-properties draw:fill-color="#23b8dc" draw:textarea-horizontal-align="center" draw:textarea-vertical-align="middle"/>
    </style:style>
    <style:style style:name="gr5" style:family="graphic" style:parent-style-name="standard">
      <style:graphic-properties draw:fill-color="#33a3a3" draw:textarea-horizontal-align="center" draw:textarea-vertical-align="middle"/>
    </style:style>
    <style:style style:name="gr6" style:family="graphic" style:parent-style-name="standard">
      <style:graphic-properties draw:fill-color="#006b6b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fill-color="#00ae00" draw:textarea-horizontal-align="center" draw:textarea-vertical-align="middle"/>
    </style:style>
    <style:style style:name="gr12" style:family="graphic" style:parent-style-name="standard">
      <style:graphic-properties draw:fill-color="#2323dc" draw:textarea-horizontal-align="center" draw:textarea-vertical-align="middle"/>
    </style:style>
    <style:style style:name="gr13" style:family="graphic" style:parent-style-name="standard">
      <style:graphic-properties draw:stroke="dash" draw:stroke-dash="Fine_20_Dashed_20__28_var_29_" svg:stroke-width="0.102cm" draw:marker-start="" draw:marker-start-width="0.352cm" draw:marker-end="Arrow" draw:marker-end-width="0.352cm" draw:textarea-horizontal-align="center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3cm" fo:min-width="2.675cm"/>
    </style:style>
    <style:style style:name="gr16" style:family="graphic" style:parent-style-name="standard">
      <style:graphic-properties draw:marker-end="Arrow" draw:textarea-horizontal-align="center" draw:textarea-vertical-align="middle"/>
    </style:style>
    <style:style style:name="gr17" style:family="graphic" style:parent-style-name="standard">
      <style:graphic-properties draw:fill-color="#23ff23" draw:textarea-horizontal-align="center" draw:textarea-vertical-align="middle"/>
    </style:style>
    <style:style style:name="gr18" style:family="graphic" style:parent-style-name="standard">
      <style:graphic-properties draw:fill-color="#23ff23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0cm"/>
    </style:style>
    <style:style style:name="gr20" style:family="graphic" style:parent-style-name="standard">
      <style:graphic-properties svg:stroke-width="0.102cm" svg:stroke-color="#808080" draw:marker-start-width="0.352cm" draw:marker-end="Arrow" draw:marker-end-width="0.352cm" draw:textarea-horizontal-align="center" draw:textarea-vertical-align="middle" fo:padding-top="0.05cm" fo:padding-bottom="0.05cm" fo:padding-left="0.05cm" fo:padding-right="0.0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35cm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02cm" fo:min-width="2.047cm"/>
    </style:style>
    <style:style style:name="gr24" style:family="graphic" style:parent-style-name="standard">
      <style:graphic-properties svg:stroke-width="0.102cm" draw:marker-start="" draw:marker-start-width="0.352cm" draw:marker-end="Arrow" draw:marker-end-width="0.352cm" draw:textarea-horizontal-align="center" draw:textarea-vertical-align="middle" fo:padding-top="0.05cm" fo:padding-bottom="0.05cm" fo:padding-left="0.05cm" fo:padding-right="0.05cm"/>
    </style:style>
    <style:style style:name="gr25" style:family="graphic" style:parent-style-name="standard">
      <style:graphic-properties draw:stroke="none" draw:fill="none" draw:fill-color="#ffff00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8.255cm" svg:height="4.445cm" svg:x="1.635cm" svg:y="1.635cm">
          <text:p text:style-name="P1">Gtk+ Application</text:p>
          <text:p text:style-name="P1"/>
          <text:p text:style-name="P1"/>
          <text:p text:style-name="P1"/>
          <text:p text:style-name="P1"/>
        </draw:rect>
        <draw:rect draw:style-name="gr2" draw:text-style-name="P1" draw:layer="layout" svg:width="5.08cm" svg:height="2.54cm" svg:x="1.635cm" svg:y="3.54cm">
          <text:p text:style-name="P1">Gtk+</text:p>
        </draw:rect>
        <draw:rect draw:style-name="gr3" draw:text-style-name="P2" draw:layer="layout" svg:width="17.145cm" svg:height="2.54cm" svg:x="1.635cm" svg:y="6.08cm">
          <text:p/>
        </draw:rect>
        <draw:rect draw:style-name="gr4" draw:text-style-name="P1" draw:id="id3" draw:layer="layout" svg:width="5.715cm" svg:height="1.27cm" svg:x="1.635cm" svg:y="7.35cm">
          <text:p text:style-name="P1">libgio.so</text:p>
        </draw:rect>
        <draw:rect draw:style-name="gr5" draw:text-style-name="P1" draw:layer="layout" svg:width="5.715cm" svg:height="1.27cm" svg:x="7.35cm" svg:y="7.35cm">
          <text:p text:style-name="P1">libgobject.so</text:p>
        </draw:rect>
        <draw:rect draw:style-name="gr6" draw:text-style-name="P1" draw:layer="layout" svg:width="5.715cm" svg:height="1.27cm" svg:x="13.065cm" svg:y="7.35cm">
          <text:p text:style-name="P1">libglib.so</text:p>
        </draw:rect>
        <draw:frame draw:style-name="gr7" draw:text-style-name="P1" draw:layer="layout" svg:width="17.145cm" svg:height="1.27cm" svg:x="1.635cm" svg:y="6.08cm">
          <draw:text-box>
            <text:p text:style-name="P1">GLib</text:p>
          </draw:text-box>
        </draw:frame>
        <draw:rect draw:style-name="gr8" draw:text-style-name="P2" draw:layer="layout" svg:width="17.145cm" svg:height="9.525cm" svg:x="1.635cm" svg:y="9.89cm">
          <text:p/>
        </draw:rect>
        <draw:frame draw:style-name="gr9" draw:text-style-name="P1" draw:layer="layout" svg:width="17.145cm" svg:height="0.962cm" svg:x="1.635cm" svg:y="18.145cm">
          <draw:text-box>
            <text:p text:style-name="P1">GVFS</text:p>
          </draw:text-box>
        </draw:frame>
        <draw:rect draw:style-name="gr10" draw:text-style-name="P2" draw:id="id4" draw:layer="layout" svg:width="5.715cm" svg:height="1.27cm" svg:x="1.635cm" svg:y="9.89cm">
          <text:p text:style-name="P1">gvfs module</text:p>
        </draw:rect>
        <draw:rect draw:style-name="gr10" draw:text-style-name="P2" draw:id="id1" draw:layer="layout" svg:width="5.715cm" svg:height="1.27cm" svg:x="1.635cm" svg:y="11.16cm">
          <draw:glue-point draw:id="4" svg:x="0.715cm" svg:y="5cm"/>
          <text:p text:style-name="P1">dbus</text:p>
        </draw:rect>
        <draw:rect draw:style-name="gr11" draw:text-style-name="P1" draw:id="id7" draw:layer="layout" svg:width="5.715cm" svg:height="2.54cm" svg:x="1.635cm" svg:y="14.335cm">
          <text:p text:style-name="P1">GVFS</text:p>
          <text:p text:style-name="P1">Daemon</text:p>
        </draw:rect>
        <draw:rect draw:style-name="gr12" draw:text-style-name="P1" draw:id="id6" draw:layer="layout" svg:width="8.216cm" svg:height="1.27cm" svg:x="10.564cm" svg:y="3.824cm">
          <draw:glue-point draw:id="4" svg:x="0.715cm" svg:y="5cm"/>
          <text:p text:style-name="P1">Fuse mount</text:p>
        </draw:rect>
        <draw:connector draw:style-name="gr13" draw:text-style-name="P2" draw:layer="layout" draw:line-skew="0.102cm" svg:x1="4.492cm" svg:y1="12.43cm" svg:x2="14.944cm" svg:y2="14.251cm" draw:start-shape="id1" draw:start-glue-point="2" draw:end-shape="id2" svg:d="m4492 12430v1013h10452v808">
          <text:p/>
        </draw:connector>
        <draw:line draw:style-name="gr14" draw:text-style-name="P2" draw:layer="layout" svg:x1="7.985cm" svg:y1="15.605cm" svg:x2="11.16cm" svg:y2="15.605cm">
          <text:p/>
        </draw:line>
        <draw:frame draw:style-name="gr15" draw:text-style-name="P3" draw:layer="layout" svg:width="3.175cm" svg:height="1.113cm" svg:x="7.985cm" svg:y="14.492cm">
          <draw:text-box>
            <text:p text:style-name="P3">Spawns</text:p>
          </draw:text-box>
        </draw:frame>
        <draw:connector draw:style-name="gr16" draw:text-style-name="P2" draw:layer="layout" svg:x1="4.492cm" svg:y1="8.62cm" svg:x2="4.492cm" svg:y2="9.89cm" draw:start-shape="id3" draw:start-glue-point="2" draw:end-shape="id4" svg:d="m4492 8620v1270">
          <text:p/>
        </draw:connector>
        <draw:g draw:id="id2">
          <draw:rect draw:style-name="gr17" draw:text-style-name="P2" draw:layer="layout" svg:width="5.715cm" svg:height="2.54cm" svg:x="12.378cm" svg:y="14.97cm">
            <text:p/>
          </draw:rect>
          <draw:rect draw:style-name="gr17" draw:text-style-name="P2" draw:layer="layout" svg:width="5.715cm" svg:height="2.54cm" svg:x="12.205cm" svg:y="14.764cm">
            <text:p/>
          </draw:rect>
          <draw:rect draw:style-name="gr17" draw:text-style-name="P2" draw:layer="layout" svg:width="5.715cm" svg:height="2.54cm" svg:x="11.983cm" svg:y="14.543cm">
            <text:p/>
          </draw:rect>
          <draw:rect draw:style-name="gr18" draw:text-style-name="P1" draw:layer="layout" svg:width="5.715cm" svg:height="2.54cm" svg:x="11.795cm" svg:y="14.251cm">
            <text:p text:style-name="P1">Mount Daemons</text:p>
          </draw:rect>
        </draw:g>
        <draw:frame draw:style-name="gr19" draw:text-style-name="P3" draw:layer="layout" svg:width="3.952cm" svg:height="1.597cm" svg:x="4.668cm" svg:y="12.43cm">
          <draw:text-box>
            <text:p text:style-name="P3">Session bus</text:p>
          </draw:text-box>
        </draw:frame>
        <draw:connector draw:style-name="gr20" draw:text-style-name="P2" draw:layer="layout" svg:x1="7.35cm" svg:y1="11.795cm" svg:x2="14.944cm" svg:y2="14.251cm" draw:start-shape="id1" draw:start-glue-point="1" draw:end-shape="id2" draw:end-glue-point="0" svg:d="m7350 11795h7594v2456">
          <text:p/>
        </draw:connector>
        <draw:frame draw:style-name="gr21" draw:text-style-name="P3" draw:layer="layout" svg:width="6.674cm" svg:height="0.962cm" svg:x="7.985cm" svg:y="10.833cm">
          <draw:text-box>
            <text:p text:style-name="P3">Private connections</text:p>
          </draw:text-box>
        </draw:frame>
        <draw:frame draw:style-name="gr22" draw:text-style-name="P3" draw:layer="layout" svg:width="2.822cm" svg:height="1.27cm" svg:x="1.635cm" svg:y="8.62cm">
          <draw:text-box>
            <text:p text:style-name="P3">dlopen()</text:p>
          </draw:text-box>
        </draw:frame>
        <draw:rect draw:style-name="gr1" draw:text-style-name="P1" draw:id="id5" draw:layer="layout" svg:width="8.255cm" svg:height="1.27cm" svg:x="10.525cm" svg:y="1.635cm">
          <text:p text:style-name="P1">Posix Application</text:p>
        </draw:rect>
        <draw:connector draw:style-name="gr16" draw:text-style-name="P4" draw:layer="layout" svg:x1="14.652cm" svg:y1="2.905cm" svg:x2="14.672cm" svg:y2="3.824cm" draw:start-shape="id5" draw:start-glue-point="2" draw:end-shape="id6" draw:end-glue-point="0" svg:d="m14652 2905v460h20v459">
          <text:p/>
        </draw:connector>
        <draw:frame draw:style-name="gr23" draw:text-style-name="P3" draw:layer="layout" svg:width="2.547cm" svg:height="1.27cm" svg:x="12.43cm" svg:y="2.905cm">
          <draw:text-box>
            <text:p text:style-name="P3">Fuse</text:p>
          </draw:text-box>
        </draw:frame>
        <draw:connector draw:style-name="gr24" draw:text-style-name="P2" draw:layer="layout" svg:x1="4.493cm" svg:y1="12.43cm" svg:x2="4.492cm" svg:y2="14.335cm" draw:end-shape="id7" draw:end-glue-point="0" svg:d="m4493 12430v703h-1v1202">
          <text:p/>
        </draw:connector>
        <draw:rect draw:style-name="gr25" draw:text-style-name="P2" draw:id="id8" draw:layer="layout" svg:width="8.255cm" svg:height="2.54cm" svg:x="10.525cm" svg:y="6.08cm">
          <text:p/>
        </draw:rect>
        <draw:connector draw:style-name="gr16" draw:text-style-name="P4" draw:layer="layout" svg:x1="14.672cm" svg:y1="5.094cm" svg:x2="14.652cm" svg:y2="6.08cm" draw:start-shape="id6" draw:start-glue-point="2" draw:end-shape="id8" draw:end-glue-point="0" svg:d="m14672 5094v493h-20v4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ashed_20__28_var_29_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Matthias Clasen</meta:initial-creator>
    <meta:creation-date>2007-12-17T12:06:42</meta:creation-date>
    <dc:date>2009-06-08T16:46:18</dc:date>
    <meta:editing-cycles>4</meta:editing-cycles>
    <meta:editing-duration>PT00H59M16S</meta:editing-duration>
    <meta:document-statistic meta:object-count="32"/>
    <meta:user-defined meta:name="Info 1"/>
    <meta:user-defined meta:name="Info 2"/>
    <meta:user-defined meta:name="Info 3"/>
    <meta:user-defined meta:name="Info 4"/>
  </office:meta>
</office:document-meta>
</file>